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fe25" officeooo:paragraph-rsid="000dfe25"/>
    </style:style>
    <style:style style:name="P2" style:family="paragraph" style:parent-style-name="Standard">
      <style:text-properties officeooo:rsid="001491f2" officeooo:paragraph-rsid="001491f2"/>
    </style:style>
    <style:style style:name="P3" style:family="paragraph" style:parent-style-name="Standard">
      <style:text-properties style:font-name="Arial" officeooo:rsid="000dfe25" officeooo:paragraph-rsid="000dfe25"/>
    </style:style>
    <style:style style:name="P4" style:family="paragraph" style:parent-style-name="Standard">
      <style:text-properties style:font-name="Arial" officeooo:rsid="000dfe25" officeooo:paragraph-rsid="000f8579"/>
    </style:style>
    <style:style style:name="P5" style:family="paragraph" style:parent-style-name="Standard">
      <style:text-properties style:font-name="Arial" officeooo:rsid="0010e019" officeooo:paragraph-rsid="0010e019"/>
    </style:style>
    <style:style style:name="P6" style:family="paragraph" style:parent-style-name="Standard" style:list-style-name="L3">
      <style:text-properties style:font-name="Arial" officeooo:paragraph-rsid="000dfe25"/>
    </style:style>
    <style:style style:name="P7" style:family="paragraph" style:parent-style-name="Standard" style:list-style-name="L3">
      <style:text-properties style:font-name="Arial" officeooo:paragraph-rsid="001491f2"/>
    </style:style>
    <style:style style:name="P8" style:family="paragraph" style:parent-style-name="Standard">
      <style:text-properties style:font-name="Arial" officeooo:rsid="000f8579" officeooo:paragraph-rsid="000f8579"/>
    </style:style>
    <style:style style:name="P9" style:family="paragraph" style:parent-style-name="Standard">
      <style:text-properties style:font-name="Arial" fo:font-size="10.5pt" fo:font-weight="bold" officeooo:rsid="0010e019" officeooo:paragraph-rsid="0010e019" style:font-size-asian="10.5pt" style:font-weight-asian="bold" style:font-size-complex="10.5pt" style:font-weight-complex="bold"/>
    </style:style>
    <style:style style:name="P10" style:family="paragraph" style:parent-style-name="Standard" style:list-style-name="L1">
      <style:text-properties style:font-name="Arial" officeooo:paragraph-rsid="000f8579"/>
    </style:style>
    <style:style style:name="P11" style:family="paragraph" style:parent-style-name="Standard" style:list-style-name="L1">
      <style:text-properties style:font-name="Arial" officeooo:paragraph-rsid="00136cf2"/>
    </style:style>
    <style:style style:name="P12" style:family="paragraph" style:parent-style-name="Standard">
      <style:text-properties style:font-name="Arial" fo:font-size="11pt" fo:font-weight="bold" officeooo:rsid="0010e019" officeooo:paragraph-rsid="0010e019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Arial" officeooo:rsid="001491f2" officeooo:paragraph-rsid="001491f2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style="italic" officeooo:rsid="000dfe25" officeooo:paragraph-rsid="000dfe25" style:font-style-asian="italic" style:font-style-complex="italic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font-style="italic" officeooo:rsid="0012b378" officeooo:paragraph-rsid="0012b378" style:font-style-asian="italic" style:font-style-complex="italic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Arial" fo:font-style="italic" officeooo:rsid="000dfe25" officeooo:paragraph-rsid="001491f2" style:font-style-asian="italic" style:font-style-complex="italic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Arial" fo:font-style="italic" officeooo:rsid="000dfe25" officeooo:paragraph-rsid="00136cf2" style:font-style-asian="italic" style:font-style-complex="italic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Arial" fo:font-style="italic" officeooo:rsid="0012b378" officeooo:paragraph-rsid="001491f2" style:font-style-asian="italic" style:font-style-complex="italic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Arial" fo:font-style="italic" officeooo:rsid="0012b378" officeooo:paragraph-rsid="00136cf2" style:font-style-asian="italic" style:font-style-complex="italic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Arial" officeooo:paragraph-rsid="001491f2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font-name="Arial" officeooo:paragraph-rsid="000dfe25"/>
    </style:style>
    <style:style style:name="P22" style:family="paragraph" style:parent-style-name="Heading_20_1">
      <loext:graphic-properties draw:fill="solid" draw:fill-color="#83caff" draw:fill-image-width="0cm" draw:fill-image-height="0cm"/>
      <style:paragraph-properties fo:background-color="#83caff"/>
      <style:text-properties style:font-name="Arial"/>
    </style:style>
    <style:style style:name="P23" style:family="paragraph" style:parent-style-name="Heading_20_1">
      <loext:graphic-properties draw:fill="solid" draw:fill-color="#83caff" draw:fill-image-width="0cm" draw:fill-image-height="0cm"/>
      <style:paragraph-properties fo:background-color="#83caff" style:shadow="none"/>
      <style:text-properties style:font-name="Arial"/>
    </style:style>
    <style:style style:name="P24" style:family="paragraph" style:parent-style-name="Title">
      <loext:graphic-properties draw:fill="solid" draw:fill-color="#83caff" draw:fill-image-width="0cm" draw:fill-image-height="0cm"/>
      <style:paragraph-properties fo:background-color="#83caff"/>
      <style:text-properties style:font-name="Arial"/>
    </style:style>
    <style:style style:name="T1" style:family="text">
      <style:text-properties officeooo:rsid="000dfe25"/>
    </style:style>
    <style:style style:name="T2" style:family="text">
      <style:text-properties officeooo:rsid="000f8579"/>
    </style:style>
    <style:style style:name="T3" style:family="text">
      <style:text-properties officeooo:rsid="0012b378"/>
    </style:style>
    <style:style style:name="T4" style:family="text">
      <style:text-properties officeooo:rsid="00136cf2"/>
    </style:style>
    <style:style style:name="T5" style:family="text">
      <style:text-properties officeooo:rsid="001491f2"/>
    </style:style>
    <style:style style:name="T6" style:family="text">
      <style:text-properties fo:font-style="italic" officeooo:rsid="0012b378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offee-cup</text:p>
      <text:p text:style-name="P3"/>
      <text:p text:style-name="P3">Un commerce <text:span text:style-name="T4">fait appel à vos services afin de développer son application web</text:span>.</text:p>
      <text:p text:style-name="P5">Cette application est un petit site vitrine présentant le commerce, les différents services.</text:p>
      <text:p text:style-name="P5">Un formulaire de contact vient d’y être intégré, <text:span text:style-name="T3">il vous est demandé de réaliser la gestion du cycle de vie de ce formulaire de contact.</text:span></text:p>
      <text:p text:style-name="P5"/>
      <text:h text:style-name="P22" text:outline-level="1">Réaliser l’envoi du formulaire de contact</text:h>
      <text:list xml:id="list8124951967329626465" text:style-name="L3">
        <text:list-item>
          <text:p text:style-name="P6"><text:span text:style-name="T1">Sauvegarder dans une base de données les données du formulaire de contact.</text:span></text:p>
        </text:list-item>
        <text:list-item>
          <text:p text:style-name="P6"><text:span text:style-name="T1">Confirmer l’enregistrement des données à l’utilisateur en lui envoyant un e-mail de confirmation :</text:span></text:p>
        </text:list-item>
      </text:list>
      <text:p text:style-name="P16">« <text:span text:style-name="T3">Bonjour,</text:span></text:p>
      <text:p text:style-name="P16"/>
      <text:p text:style-name="P18">Nous vous remercions pour l’envoi de votre message, votre demande sera traitée dans les plus brefs délai.</text:p>
      <text:p text:style-name="P18"/>
      <text:p text:style-name="P18"><text:span text:style-name="T4">L’équipe Coffee-cup »</text:span></text:p>
      <text:p text:style-name="P20"><text:span text:style-name="T6"/></text:p>
      <text:list xml:id="list81049988185503" text:continue-numbering="true" text:style-name="L3">
        <text:list-item>
          <text:p text:style-name="P7"><text:span text:style-name="T5">Si l’envoi de l’e-mail de confirmation échoue, il faudra qu’un administrateur du site traite les données et envoie un e-mail « manuellement » ultérieurement.</text:span></text:p>
        </text:list-item>
      </text:list>
      <text:p text:style-name="P21"/>
      <text:p text:style-name="P8"/>
      <text:p text:style-name="P9">Le template original pour la partie client vous est fourni dans le dossier /template/web</text:p>
      <text:p text:style-name="P8"/>
      <text:h text:style-name="P23" text:outline-level="1">Réaliser une partie pour l’administrateur du site</text:h>
      <text:list xml:id="list621032248495666897" text:style-name="L1">
        <text:list-item>
          <text:p text:style-name="P10"><text:span text:style-name="T2">Réaliser un système de login / logout pour l’administrateur du site.</text:span></text:p>
        </text:list-item>
        <text:list-item>
          <text:p text:style-name="P11"><text:span text:style-name="T3">Un point de menu permettra d’accéder à une gestion de l’ensemble des formulaires de contact envoyé/non envoyé afin de pouvoir traiter l’objet des messages (demande de renseignements réservations, etc …).</text:span></text:p>
        </text:list-item>
        <text:list-item>
          <text:p text:style-name="P11"><text:span text:style-name="T3">Dès que l’objet du message est traité, un second e-mail de confirmation est envoyé à l’utilisateur :</text:span></text:p>
        </text:list-item>
      </text:list>
      <text:p text:style-name="P17">« <text:span text:style-name="T3">Bonjour,</text:span></text:p>
      <text:p text:style-name="P17"/>
      <text:p text:style-name="P19">Nous vous remercions pour <text:s/><text:span text:style-name="T4">votre confiance</text:span>, <text:span text:style-name="T4">votre demande vient d’être traitée par notre équipe et aurez de nos nouvelles dans les plus brefs délais.</text:span></text:p>
      <text:p text:style-name="P19"/>
      <text:p text:style-name="P19"><text:span text:style-name="T4">L’équipe Coffee-cup »</text:span></text:p>
      <text:p text:style-name="P4"/>
      <text:p text:style-name="P4"/>
      <text:p text:style-name="P12">Le template original pour la partie admin vous est fourni dans le dossier /template/admin</text:p>
      <text:p text:style-name="P13">Il conviendra de ne prendre que les pages utiles et d’adapter le menu.</text:p>
      <text:p text:style-name="P13"/>
      <text:p text:style-name="P13">En ce qui concerne la base de données, veuillez précéder le nom de vos tables par les 3 premières lettres de votre prénom. Ex : « Toto » crée la table « client » &gt;&gt;&gt; TOT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9:55:31.424000000</meta:creation-date>
    <dc:date>2017-01-05T08:10:48.791000000</dc:date>
    <meta:editing-duration>PT2H44M17S</meta:editing-duration>
    <meta:editing-cycles>3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22" meta:word-count="307" meta:character-count="1855" meta:non-whitespace-character-count="1575"/>
  </office:meta>
</office:document-meta>
</file>